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ParserWithUserDefinedStrategiesTests.invalidConstructor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canParserWithUserDefinedStrategiesTests.custom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ParserWithUserDefinedStrategiesTests.customScopeMetadata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ParserWithUserDefinedStrategiesTests.invalidClassNameScopeMetadata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